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officeooo:rsid="0008a7b0"/>
    </style:style>
    <style:style style:name="P3" style:family="paragraph" style:parent-style-name="Standard">
      <style:text-properties style:font-name="Courier 10 Pitch" officeooo:rsid="0008a7b0" officeooo:paragraph-rsid="0008a7b0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0" style:family="paragraph">
      <loext:graphic-properties draw:fill="solid" draw:fill-color="#00ff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1" style:family="paragraph">
      <loext:graphic-properties draw:fill="solid" draw:fill-color="#ff0000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T1" style:family="text">
      <style:text-properties officeooo:rsid="0008a7b0"/>
    </style:style>
    <style:style style:name="T2" style:family="text">
      <style:text-properties fo:background-color="#fff200" loext:char-shading-value="0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00" draw:textarea-vertical-align="middle" draw:auto-grow-height="false" fo:min-height="1.205cm" fo:min-width="0.9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0000" draw:textarea-vertical-align="middle" draw:auto-grow-height="false" fo:min-height="1.205cm" fo:min-width="0.9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vertical-align="middle" draw:auto-grow-height="false" fo:min-height="1.207cm" fo:min-width="0.9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1.82cm" fo:min-width="0.73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1.822cm" fo:min-width="0.73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1.561cm" fo:min-width="0.73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1.302cm" fo:min-width="0.73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1.9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732cm" fo:min-width="1.43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left" draw:auto-grow-height="true" draw:auto-grow-width="true" fo:min-height="0.732cm" fo:min-width="1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left" draw:auto-grow-height="true" draw:auto-grow-width="true" fo:min-height="0.732cm" fo:min-width="1.48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2.63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min-height="0.988cm" fo:min-width="11.91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<text:span text:style-name="T2">P1</text:span> un programme écrivant dans la <text:span text:style-name="T2">file de messages</text:span> dont la valeur de clef est <text:span text:style-name="T2">5678</text:span>.</text:p>
      <text:p text:style-name="Standard">Il écrit des messages de <text:span text:style-name="T2">type 2</text:span> pour ce qui est des <text:span text:style-name="T2">températures</text:span> (qui sont à l'origine des <text:span text:style-name="T2">réels</text:span>), et des messages de <text:span text:style-name="T2">type 4</text:span> pour ce qui est de la <text:span text:style-name="T2">pression</text:span> (qui est de type <text:span text:style-name="T2">entier</text:span> à l'origine).</text:p>
      <text:p text:style-name="Standard"/>
      <text:p text:style-name="Standard">Le programme <text:span text:style-name="T2">P2</text:span> écrit dans la <text:span text:style-name="T2">file de messages</text:span> dont la valeur de clef est <text:span text:style-name="T2">5678</text:span>, des messages de <text:span text:style-name="T2">type 3 </text:span>correspondant à <text:span text:style-name="T2">l'ordre</text:span> (qui est de type <text:span text:style-name="T2">char</text:span>).</text:p>
      <text:p text:style-name="Standard"><draw:g text:anchor-type="paragraph" draw:z-index="0" draw:style-name="gr1"><draw:custom-shape draw:style-name="gr2" draw:text-style-name="P5" xml:id="id1" draw:id="id1" svg:width="2.072cm" svg:height="2.066cm" svg:x="3.227cm" svg:y="0.189cm"><text:p text:style-name="P4"><text:span text:style-name="T3">P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3" draw:text-style-name="P6" xml:id="id4" draw:id="id4" svg:width="2.072cm" svg:height="2.066cm" svg:x="9.85cm" svg:y="0.189cm"><text:p text:style-name="P4"><text:span text:style-name="T3">P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7" xml:id="id7" draw:id="id7" svg:width="2.072cm" svg:height="2.068cm" svg:x="5.959cm" svg:y="6.802cm"><text:p text:style-name="P4"><text:span text:style-name="T3">P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7" xml:id="id3" draw:id="id3" svg:width="1.239cm" svg:height="3.312cm" draw:transform="rotate (1.5707963267949) translate (3.64066666666667cm 5.56330555555556cm)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6" draw:text-style-name="P7" xml:id="id5" draw:id="id5" svg:width="1.239cm" svg:height="3.313cm" draw:transform="rotate (1.5707963267949) translate (6.95501388888889cm 5.56330555555556cm)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7" draw:text-style-name="P7" xml:id="id2" draw:id="id2" svg:width="1.239cm" svg:height="2.899cm" draw:transform="rotate (1.5707963267949) translate (0.742597222222222cm 5.56330555555556cm)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8" draw:text-style-name="P7" svg:width="1.239cm" svg:height="2.484cm" draw:transform="rotate (1.5707963267949) translate (10.2640694444444cm 5.56330555555556cm)"><text:p/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9" draw:text-style-name="P9" svg:width="2.412cm" svg:height="0.983cm" svg:x="1.367cm" svg:y="4.488cm"><draw:text-box><text:p text:style-name="P8"><text:span text:style-name="T3">Type 2</text:span></text:p></draw:text-box></draw:frame><draw:frame draw:style-name="gr9" draw:text-style-name="P9" svg:width="2.412cm" svg:height="0.983cm" svg:x="4.599cm" svg:y="4.488cm"><draw:text-box><text:p text:style-name="P8"><text:span text:style-name="T3">Type 4</text:span></text:p></draw:text-box></draw:frame><draw:frame draw:style-name="gr9" draw:text-style-name="P9" svg:width="2.412cm" svg:height="0.983cm" svg:x="7.91cm" svg:y="4.488cm"><draw:text-box><text:p text:style-name="P8"><text:span text:style-name="T3">Type 3</text:span></text:p></draw:text-box></draw:frame><draw:connector draw:style-name="gr10" draw:text-style-name="P7" draw:type="line" svg:x1="3.528cm" svg:y1="1.953cm" svg:x2="0.743cm" svg:y2="4.946cm" draw:start-shape="id1" draw:start-glue-point="7" draw:end-shape="id2" draw:end-glue-point="5" svg:d="M3528 1953l-2785 2993" svg:viewBox="0 0 2787 2995"><text:p/></draw:connector><draw:connector draw:style-name="gr10" draw:text-style-name="P7" draw:type="line" svg:x1="4.995cm" svg:y1="1.953cm" svg:x2="3.641cm" svg:y2="4.946cm" draw:start-shape="id1" draw:start-glue-point="9" draw:end-shape="id3" draw:end-glue-point="5" svg:d="M4995 1953l-1354 2993" svg:viewBox="0 0 1356 2995"><text:p/></draw:connector><draw:connector draw:style-name="gr10" draw:text-style-name="P7" draw:type="line" svg:x1="10.151cm" svg:y1="1.953cm" svg:x2="6.955cm" svg:y2="4.944cm" draw:start-shape="id4" draw:start-glue-point="7" draw:end-shape="id5" draw:end-glue-point="5" svg:d="M10151 1953l-3196 2991" svg:viewBox="0 0 3198 2993"><text:p/></draw:connector><draw:frame draw:style-name="gr11" draw:text-style-name="P10" svg:width="1.934cm" svg:height="0.983cm" svg:x="2.198cm" svg:y="2.503cm"><draw:text-box><text:p text:style-name="P8"><text:span text:style-name="T3">temp</text:span></text:p></draw:text-box></draw:frame><draw:frame draw:style-name="gr12" draw:text-style-name="P10" svg:width="2.057cm" svg:height="0.983cm" svg:x="4.35cm" svg:y="2.503cm"><draw:text-box><text:p text:style-name="P8"><text:span text:style-name="T3">press</text:span></text:p></draw:text-box></draw:frame><draw:frame draw:style-name="gr13" draw:text-style-name="P11" svg:width="1.987cm" svg:height="0.983cm" svg:x="8.608cm" svg:y="2.669cm"><draw:text-box><text:p text:style-name="P8"><text:span text:style-name="T3">ordre</text:span></text:p></draw:text-box></draw:frame><draw:frame draw:style-name="gr14" draw:text-style-name="P9" svg:width="3.135cm" svg:height="0.983cm" svg:x="13.163cm" svg:y="4.519cm"><draw:text-box><text:p text:style-name="P8"><text:span text:style-name="T3">File 5678</text:span></text:p></draw:text-box></draw:frame><draw:custom-shape draw:style-name="gr15" draw:text-style-name="P12" xml:id="id6" draw:id="id6" svg:width="12.42cm" svg:height="1.239cm" svg:x="0.743cm" svg:y="4.324cm"><text:p/><draw:enhanced-geometry svg:viewBox="0 0 21600 21600" draw:mirror-horizontal="false" draw:mirror-vertical="false" draw:type="rectangle" draw:enhanced-path="M 0 0 L 21600 0 21600 21600 0 21600 0 0 Z N"/></draw:custom-shape><draw:connector draw:style-name="gr10" draw:text-style-name="P7" draw:type="line" svg:x1="6.952cm" svg:y1="5.562cm" svg:x2="6.995cm" svg:y2="6.802cm" draw:start-shape="id6" draw:start-glue-point="2" draw:end-shape="id7" draw:end-glue-point="4" svg:d="M6952 5562l43 1240" svg:viewBox="0 0 44 1242"><text:p/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 programme <text:span text:style-name="T2">P3</text:span> affiche tous les messages de <text:span text:style-name="T2">type 2, 3 et 4</text:span>.</text:p>
      <text:p text:style-name="Standard"><text:span text:style-name="T1">1) Écrivez</text:span> le code des programmes <text:span text:style-name="T2">P1, P2 et P3.</text:span></text:p>
      <text:p text:style-name="Standard"/>
      <text:p text:style-name="Standard">On donne le fichier zone.h qui contient la structure commune aux trois programmes.</text:p>
      <text:p text:style-name="P2"/>
      <text:p text:style-name="P1"><text:span text:style-name="T1">z</text:span>one.h</text:p>
      <text:p text:style-name="P3"><text:bookmark-start text:name="__DdeLink__190_1265695456"/>#ifndef ZONE_H</text:p>
      <text:p text:style-name="P3">#define ZONE_H</text:p>
      <text:p text:style-name="P1"><text:bookmark-start text:name="__DdeLink__187_1265695456"/>struct donnees{</text:p>
      <text:p text:style-name="P1"><text:tab/>long type;</text:p>
      <text:p text:style-name="P1"><text:tab/>char texte[9];</text:p>
      <text:p text:style-name="P1">};<text:bookmark-end text:name="__DdeLink__187_1265695456"/></text:p>
      <text:p text:style-name="P3">#endif<text:bookmark-end text:name="__DdeLink__190_1265695456"/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1-18T17:56:55</meta:creation-date>
    <dc:date>2018-10-02T10:49:25.273542009</dc:date>
    <meta:editing-cycles>7</meta:editing-cycles>
    <meta:editing-duration>PT1H7M32S</meta:editing-duration>
    <meta:document-statistic meta:table-count="0" meta:image-count="0" meta:object-count="0" meta:page-count="2" meta:paragraph-count="14" meta:word-count="134" meta:character-count="702" meta:non-whitespace-character-count="580"/>
    <meta:user-defined meta:name="Info 1"/>
    <meta:user-defined meta:name="Info 2"/>
    <meta:user-defined meta:name="Info 3"/>
    <meta:user-defined meta:name="Info 4"/>
  </office:meta>
</office:document-meta>
</file>